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bottom" fo:padding-top="-0.178cm" fo:padding-bottom="0.787cm" fo:padding-left="0.3cm" fo:padding-right="0.3cm"/>
    </style:style>
    <style:style style:name="gr5" style:family="graphic" style:parent-style-name="standard">
      <style:graphic-properties draw:stroke="solid" svg:stroke-width="0.152cm" svg:stroke-color="#00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5">
      <style:graphic-properties draw:fill-color="#ffffff" draw:auto-grow-height="true" fo:min-height="14.267cm"/>
    </style:style>
    <style:style style:name="pr8" style:family="presentation" style:parent-style-name="Default-outline1" style:list-style-name="L5">
      <style:graphic-properties draw:fill-color="#ffffff" draw:auto-grow-height="true" fo:min-height="14.267cm"/>
    </style:style>
    <style:style style:name="pr9" style:family="presentation" style:parent-style-name="Default-outline1" style:list-style-name="L6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indent="-0.9cm"/>
      <style:text-properties fo:color="#ffff00"/>
    </style:style>
    <style:style style:name="P13" style:family="paragraph">
      <style:paragraph-properties fo:margin-left="1.2cm" fo:margin-right="0cm" fo:text-indent="-0.9cm"/>
      <style:text-properties fo:font-size="24pt" fo:font-weight="normal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ffffff" fo:font-size="20pt" fo:font-weight="bold"/>
    </style:style>
    <style:style style:name="P16" style:family="paragraph">
      <style:paragraph-properties fo:margin-left="0cm" fo:margin-right="0cm" fo:text-align="center" fo:text-indent="0cm"/>
      <style:text-properties fo:font-size="18pt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2.4cm" fo:margin-right="0cm" text:enable-numbering="false" fo:text-indent="-0.8cm"/>
      <style:text-properties fo:font-size="20pt" fo:font-weight="normal"/>
    </style:style>
    <style:style style:name="P21" style:family="paragraph">
      <style:paragraph-properties fo:margin-left="2.4cm" fo:margin-right="0cm" fo:text-align="start" fo:text-indent="-0.8cm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4.8cm" fo:margin-right="0cm" fo:text-indent="-0.6cm"/>
    </style:style>
    <style:style style:name="P24" style:family="paragraph">
      <style:paragraph-properties fo:margin-left="1.2cm" fo:margin-right="0cm" fo:text-indent="-0.9cm"/>
      <style:text-properties fo:font-size="20pt" fo:font-weight="bold"/>
    </style:style>
    <style:style style:name="P25" style:family="paragraph">
      <style:paragraph-properties fo:margin-left="0cm" fo:margin-right="0cm" fo:text-align="center" fo:text-indent="0cm"/>
      <style:text-properties fo:color="#ffff00"/>
    </style:style>
    <style:style style:name="P26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fo:font-weight="bold"/>
    </style:style>
    <style:style style:name="T5" style:family="text">
      <style:text-properties fo:color="#ffff00" fo:font-weight="normal"/>
    </style:style>
    <style:style style:name="T6" style:family="text">
      <style:text-properties fo:font-weight="normal"/>
    </style:style>
    <style:style style:name="T7" style:family="text">
      <style:text-properties fo:color="#ffffff"/>
    </style:style>
    <style:style style:name="T8" style:family="text">
      <style:text-properties fo:font-size="24pt" fo:font-weight="normal"/>
    </style:style>
    <style:style style:name="T9" style:family="text">
      <style:text-properties fo:color="#ffff00" fo:font-size="24pt" fo:font-weight="normal"/>
    </style:style>
    <style:style style:name="T10" style:family="text">
      <style:text-properties fo:color="#ffffff" fo:font-size="20pt" fo:font-weight="bold"/>
    </style:style>
    <style:style style:name="T11" style:family="text">
      <style:text-properties fo:font-size="18pt" fo:font-weight="bold"/>
    </style:style>
    <style:style style:name="T12" style:family="text">
      <style:text-properties fo:color="#23ff23" fo:font-size="20pt" fo:font-weight="bold"/>
    </style:style>
    <style:style style:name="T13" style:family="text">
      <style:text-properties fo:color="#ffffff" fo:font-size="24pt" fo:font-weight="normal"/>
    </style:style>
    <style:style style:name="T14" style:family="text">
      <style:text-properties fo:color="#ccccff"/>
    </style:style>
    <style:style style:name="T15" style:family="text">
      <style:text-properties fo:color="#23ff23" fo:font-size="24pt" fo:font-weight="bold"/>
    </style:style>
    <style:style style:name="T16" style:family="text">
      <style:text-properties fo:color="#ff8080" fo:font-size="24pt" fo:font-weight="bold"/>
    </style:style>
    <style:style style:name="T17" style:family="text">
      <style:text-properties fo:color="#ffff00" fo:font-size="20pt" fo:font-weight="bold"/>
    </style:style>
    <style:style style:name="T18" style:family="text">
      <style:text-properties fo:font-size="20pt" fo:font-weight="bold"/>
    </style:style>
    <style:style style:name="T19" style:family="text">
      <style:text-properties fo:color="#ccccff" fo:font-size="20pt" fo:font-weight="bold"/>
    </style:style>
    <style:style style:name="T20" style:family="text">
      <style:text-properties fo:color="#ffff00" fo:font-weight="bold"/>
    </style:style>
    <style:style style:name="T21" style:family="text">
      <style:text-properties fo:font-weight="bold"/>
    </style:style>
    <style:style style:name="T22" style:family="text">
      <style:text-properties fo:color="#ccccff" fo:font-weight="bold"/>
    </style:style>
    <style:style style:name="T23" style:family="text">
      <style:text-properties fo:font-size="16pt"/>
    </style:style>
    <style:style style:name="T24" style:family="text">
      <style:text-properties fo:font-size="24pt"/>
    </style:style>
    <style:style style:name="T25" style:family="text">
      <style:text-properties fo:color="#23ff23" fo:font-size="24pt"/>
    </style:style>
    <style:style style:name="T26" style:family="text">
      <style:text-properties fo:color="#ff8080"/>
    </style:style>
    <style:style style:name="T27" style:family="text">
      <style:text-properties fo:color="#ff8080" fo:font-size="20pt" fo:font-weight="bold"/>
    </style:style>
    <style:style style:name="T28" style:family="text">
      <style:text-properties fo:color="#ffff00"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ccccff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6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5.1-5.3</presentation:footer-decl>
      <presentation:footer-decl presentation:name="ftr2">CMPTxxxx</presentation:footer-decl>
      <presentation:date-time-decl presentation:name="dtd1" presentation:source="fixed">28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5.1-5.3: Enumeratio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8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devo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from last time (§4.8-4.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ome <text:span text:style-name="T2">debugging</text:span> tips</text:p>
              </text:list-item>
            </text:list>
            <text:list text:style-name="L4">
              <text:list-item>
                <text:p text:style-name="P5">A fun example: <text:span text:style-name="T2">ROT13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rd()</text:span>, <text:span text:style-name="T3">chr()</text:span>, string <text:span text:style-name="T2">indexing</text:span>, <text:span text:style-name="T3">len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tub</text:span> program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Recurs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ddendum: iterating a string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Iterating</text:span> through a string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for idx in range(len(myString)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myChar = myString[idx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horthand</text:span><text:span text:style-name="T6"> in Python:</text:span><text:span text:style-name="T6"><text:line-break/></text:span><text:span text:style-name="T6">(can treat strings as </text:span><text:span text:style-name="T5">lists</text:span><text:span text:style-name="T6"> of characte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for myChar in myString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myChar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For exampl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for myChar in "Hello World!"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print myCh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6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 §5.1-5.3)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Call stack, backtrace</text:span></text:p>
              </text:list-item>
            </text:list>
            <text:list text:style-name="L4">
              <text:list-item>
                <text:p text:style-name="P5"><text:span text:style-name="T2">Abstract Data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Type hierarch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Enumerations</text:span></text:p>
              </text:list-item>
            </text:list>
            <text:list text:style-name="L4">
              <text:list-item>
                <text:p text:style-name="P5"><text:span text:style-name="T2">Arrays</text:span></text:p>
              </text:list-item>
            </text:list>
            <text:list text:style-name="L4">
              <text:list-item>
                <text:p text:style-name="P5"><text:span text:style-name="T2">Lis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he call stack</text:p>
          </draw:text-box>
        </draw:frame>
        <draw:frame presentation:style-name="pr5" draw:text-style-name="P13" draw:layer="layout" svg:width="17.015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8">When a program is running, an area of </text:span><text:span text:style-name="T9">memory</text:span><text:span text:style-name="T8"> is set aside to store local </text:span><text:span text:style-name="T9">variables</text:span><text:span text:style-name="T8">, the state of the program, etc.</text:span></text:p>
              </text:list-item>
            </text:list>
            <text:list text:style-name="L4">
              <text:list-item>
                <text:p text:style-name="P5"><text:span text:style-name="T8">When a </text:span><text:span text:style-name="T9">procedure</text:span><text:span text:style-name="T8"> is invoked, the </text:span><text:span text:style-name="T9">calling context</text:span><text:span text:style-name="T8"> is saved, and a new chunk of memory is allocated for the procedure to use: its </text:span><text:span text:style-name="T9">stack frame</text:span></text:p>
              </text:list-item>
            </text:list>
            <text:list text:style-name="L4">
              <text:list-item>
                <text:p text:style-name="P5"><text:span text:style-name="T8">When the procedure finishes, its frame is </text:span><text:span text:style-name="T9">released</text:span><text:span text:style-name="T8"> and control goes back to the calling context</text:span></text:p>
              </text:list-item>
            </text:list>
            <text:list text:style-name="L4">
              <text:list-item>
                <text:p text:style-name="P5"><text:span text:style-name="T8">The </text:span><text:span text:style-name="T9">stack pointer</text:span><text:span text:style-name="T8"> keeps track of what frame is currently running</text:span></text:p>
              </text:list-item>
            </text:list>
          </draw:text-box>
        </draw:frame>
        <draw:custom-shape draw:style-name="gr3" draw:text-style-name="P15" draw:id="id1" draw:layer="layout" svg:width="6.985cm" svg:height="2.54cm" svg:x="20.685cm" svg:y="12.975cm">
          <text:p text:style-name="P14"><text:span text:style-name="T10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2" draw:layer="layout" svg:width="6.985cm" svg:height="2.54cm" svg:x="20.686cm" svg:y="10.175cm">
          <text:p text:style-name="P14"><text:span text:style-name="T10">calc_volum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3" draw:layer="layout" svg:width="6.985cm" svg:height="2.54cm" svg:x="20.687cm" svg:y="7.275cm">
          <text:p text:style-name="P14"><text:span text:style-name="T10">math.s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6" draw:layer="layout" svg:x1="17.88cm" svg:y1="7.62cm" svg:x2="20.42cm" svg:y2="7.62cm">
          <text:p text:style-name="P14"><text:span text:style-name="T11">stack</text:span></text:p>
          <text:p text:style-name="P14"><text:span text:style-name="T11">pointer</text:span></text:p>
        </draw:line>
        <draw:connector draw:style-name="gr5" draw:text-style-name="P17" draw:layer="layout" draw:type="curve" draw:line-skew="-0.655cm" svg:x1="20.685cm" svg:y1="14.245cm" svg:x2="20.686cm" svg:y2="11.445cm" draw:start-shape="id1" draw:start-glue-point="3" draw:end-shape="id2" draw:end-glue-point="3">
          <text:p text:style-name="P1"/>
        </draw:connector>
        <draw:connector draw:style-name="gr5" draw:text-style-name="P17" draw:layer="layout" draw:type="curve" draw:line-skew="-0.656cm" svg:x1="20.686cm" svg:y1="11.445cm" svg:x2="20.687cm" svg:y2="8.545cm" draw:start-shape="id2" draw:start-glue-point="3" draw:end-shape="id3" draw:end-glue-point="3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all stack for recursive functions</text:p>
          </draw:text-box>
        </draw:frame>
        <draw:frame presentation:style-name="pr7" draw:text-style-name="P20" draw:layer="layout" svg:width="15.11cm" svg:height="14.267cm" svg:x="1.4cm" svg:y="4.507cm" presentation:class="outline" presentation:user-transformed="true">
          <draw:text-box>
            <text:list text:style-name="L5">
              <text:list-item>
                <text:p text:style-name="P18"><text:span text:style-name="T12">def factorial(n)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"""Compute the factorial of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if n == 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else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return n*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13">If there were any </text:span><text:span text:style-name="T9">local</text:span><text:span text:style-name="T13"> variables, each frame would have its own instance of the local variables</text:span></text:p>
              </text:list-item>
            </text:list>
            <text:list text:style-name="L4">
              <text:list-item>
                <text:p text:style-name="P19"><text:span text:style-name="T13">When an error (exception) happens, IDLE shows a </text:span><text:span text:style-name="T9">backtrace</text:span><text:span text:style-name="T13">: part of the call stack</text:span></text:p>
              </text:list-item>
            </text:list>
          </draw:text-box>
        </draw:frame>
        <draw:custom-shape draw:style-name="gr3" draw:text-style-name="P15" draw:id="id4" draw:layer="layout" svg:width="6.985cm" svg:height="2.54cm" svg:x="20.32cm" svg:y="16.51cm">
          <text:p text:style-name="P14"><text:span text:style-name="T10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5" draw:layer="layout" svg:width="6.985cm" svg:height="2.54cm" svg:x="20.32cm" svg:y="13.97cm">
          <text:p text:style-name="P14"><text:span text:style-name="T10">factorial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6" draw:layer="layout" svg:width="6.985cm" svg:height="2.54cm" svg:x="20.32cm" svg:y="11.43cm">
          <text:p text:style-name="P14"><text:span text:style-name="T10">factorial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6" draw:layer="layout" svg:x1="17.88cm" svg:y1="6.32cm" svg:x2="20.42cm" svg:y2="6.32cm">
          <text:p text:style-name="P14"><text:span text:style-name="T11">stack</text:span></text:p>
          <text:p text:style-name="P14"><text:span text:style-name="T11">pointer</text:span></text:p>
        </draw:line>
        <draw:connector draw:style-name="gr5" draw:text-style-name="P17" draw:layer="layout" draw:type="curve" draw:line-skew="-0.291cm" svg:x1="20.32cm" svg:y1="17.78cm" svg:x2="20.32cm" svg:y2="15.24cm" draw:start-shape="id4" draw:start-glue-point="3" draw:end-shape="id5" draw:end-glue-point="3">
          <text:p text:style-name="P1"/>
        </draw:connector>
        <draw:connector draw:style-name="gr5" draw:text-style-name="P17" draw:layer="layout" draw:type="curve" draw:line-skew="-0.291cm" svg:x1="20.32cm" svg:y1="15.24cm" svg:x2="20.32cm" svg:y2="12.7cm" draw:start-shape="id5" draw:start-glue-point="3" draw:end-shape="id6" draw:end-glue-point="3">
          <text:p text:style-name="P1"/>
        </draw:connector>
        <draw:custom-shape draw:style-name="gr3" draw:text-style-name="P15" draw:id="id7" draw:layer="layout" svg:width="6.985cm" svg:height="2.54cm" svg:x="20.32cm" svg:y="8.89cm">
          <text:p text:style-name="P14"><text:span text:style-name="T10">factorial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8" draw:layer="layout" svg:width="6.985cm" svg:height="2.54cm" svg:x="20.32cm" svg:y="6.35cm">
          <text:p text:style-name="P14"><text:span text:style-name="T10">factorial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7" draw:layer="layout" draw:type="curve" draw:line-skew="-0.291cm" svg:x1="20.32cm" svg:y1="12.7cm" svg:x2="20.32cm" svg:y2="10.16cm" draw:start-shape="id6" draw:start-glue-point="3" draw:end-shape="id7" draw:end-glue-point="3">
          <text:p text:style-name="P1"/>
        </draw:connector>
        <draw:connector draw:style-name="gr5" draw:text-style-name="P17" draw:layer="layout" draw:type="curve" draw:line-skew="-0.291cm" svg:x1="20.32cm" svg:y1="10.16cm" svg:x2="20.32cm" svg:y2="7.62cm" draw:start-shape="id7" draw:start-glue-point="3" draw:end-shape="id8" draw:end-glue-point="3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other recursive ex.: Fibonacci</text:p>
          </draw:text-box>
        </draw:frame>
        <draw:frame presentation:style-name="pr8" draw:text-style-name="P1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Fibonacci</text:span> sequence: <text:span text:style-name="T14">1, 1, 2, 3, 5, 8, 13, 21, 34,...</text:span></text:p>
              </text:list-item>
            </text:list>
            <text:list text:style-name="L4">
              <text:list-item>
                <text:list>
                  <text:list-item>
                    <text:p text:style-name="P21">Each number is the <text:span text:style-name="T2">sum</text:span> of the two previo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f fibonacci(n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"""Compute the n-th Fibonnaci number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pre: n should be a positive integer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""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if n == 0 or n == 1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# base c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5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else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# inductive ste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5">return fibonacci(n-2) + fibonacci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Note: very </text:span><text:span text:style-name="T9">inefficient</text:span><text:span text:style-name="T13"> algorithm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bstract Data Types</text:p>
          </draw:text-box>
        </draw:frame>
        <draw:frame presentation:style-name="pr5" draw:text-style-name="P5" draw:layer="layout" svg:width="25.199cm" svg:height="14.355cm" svg:x="1.4cm" svg:y="4.507cm" presentation:class="outline" presentation:user-transformed="true">
          <draw:text-box>
            <text:list text:style-name="L4">
              <text:list-item>
                <text:p text:style-name="P5">Recall the categorization of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tomic</text:span> vs. <text:span text:style-name="T2">Aggregate</text:span> (compound) types</text:p>
                  </text:list-item>
                </text:list>
              </text:list-item>
            </text:list>
            <text:list text:style-name="L4">
              <text:list-item>
                <text:p text:style-name="P5">Some examples of <text:span text:style-name="T2">atomic</text:span> data types:</text:p>
              </text:list-item>
            </text:list>
            <text:list text:style-name="L4">
              <text:list-item>
                <text:list>
                  <text:list-item>
                    <text:p text:style-name="P6">Real (<text:span text:style-name="T3">float</text:span>), integer (<text:span text:style-name="T3">int</text:span>), Boolean (<text:span text:style-name="T3">bool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aracter (if the language has such a type)</text:p>
                  </text:list-item>
                </text:list>
              </text:list-item>
            </text:list>
            <text:list text:style-name="L4">
              <text:list-item>
                <text:p text:style-name="P5">Some examples of <text:span text:style-name="T2">aggregate</text:span> data types:</text:p>
              </text:list-item>
            </text:list>
            <text:list text:style-name="L4">
              <text:list-item>
                <text:list>
                  <text:list-item>
                    <text:p text:style-name="P6">Arrays, tuples, dictionaries, records/structs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Abstract Data Type</text:span> (ADT):</text:p>
              </text:list-item>
            </text:list>
            <text:list text:style-name="L4">
              <text:list-item>
                <text:list>
                  <text:list-item>
                    <text:p text:style-name="P6">Details of <text:span text:style-name="T2">implementation</text:span> are hidden from user (how to represent a float in binary form?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2 type hierarchy (partial)</text:p>
          </draw:text-box>
        </draw:frame>
        <draw:frame presentation:style-name="pr5" draw:text-style-name="P2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Atomic</text:span><text:span text:style-name="T18">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Scalar 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Real types (</text:span><text:span text:style-name="T19">REAL</text:span><text:span text:style-name="T18">, </text:span><text:span text:style-name="T19">LONGREAL</text:span><text:span text:style-name="T18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Ordinal types (</text:span><text:span text:style-name="T19">CHAR</text:span><text:span text:style-name="T18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8">Whole number types (</text:span><text:span text:style-name="T19">INTEGER</text:span><text:span text:style-name="T18">, </text:span><text:span text:style-name="T19">CARDINAL</text:span><text:span text:style-name="T18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8">Enumerations (</text:span><text:span text:style-name="T19">§5.2.1</text:span><text:span text:style-name="T18">) (</text:span><text:span text:style-name="T19">BOOLEAN</text:span><text:span text:style-name="T18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18">Subranges (</text:span><text:span text:style-name="T19">§5.2.2</text:span><text:span text:style-name="T18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8">Structured (</text:span><text:span text:style-name="T17">aggregate</text:span><text:span text:style-name="T18">)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Arrays (</text:span><text:span text:style-name="T19">§5.3</text:span><text:span text:style-name="T1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Strings (</text:span><text:span text:style-name="T19">§5.3.1</text:span><text:span text:style-name="T18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Sets (</text:span><text:span text:style-name="T19">§9.2-9.6</text:span><text:span text:style-name="T18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Records (</text:span><text:span text:style-name="T19">§9.7-9.12</text:span><text:span text:style-name="T18">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8">Also can have </text:span><text:span text:style-name="T17">user-defined</text:span><text:span text:style-name="T18"> typ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24" draw:layer="layout" svg:width="25.199cm" svg:height="14.504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Atomic</text:span><text:span text:style-name="T18">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Numb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Integers (</text:span><text:span text:style-name="T19">int</text:span><text:span text:style-name="T18">, </text:span><text:span text:style-name="T19">long, bool</text:span><text:span text:style-name="T18">): </text:span><text:span text:style-name="T12">5</text:span><text:span text:style-name="T18">, </text:span><text:span text:style-name="T12">500000L</text:span><text:span text:style-name="T18">, </text:span><text:span text:style-name="T12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Reals (</text:span><text:span text:style-name="T19">float</text:span><text:span text:style-name="T18">) (only double-precision): </text:span><text:span text:style-name="T12">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Complex numbers (</text:span><text:span text:style-name="T19">complex</text:span><text:span text:style-name="T18">): </text:span><text:span text:style-name="T12">5+2j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8">Container (</text:span><text:span text:style-name="T17">aggregate</text:span><text:span text:style-name="T18">)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Im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Strings (</text:span><text:span text:style-name="T19">str</text:span><text:span text:style-name="T18">): </text:span><text:span text:style-name="T12">"Hello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Tuples (</text:span><text:span text:style-name="T19">tuple</text:span><text:span text:style-name="T18">):</text:span><text:span text:style-name="T18"><text:tab/></text:span><text:span text:style-name="T12">(2, 5.0, "hi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Lists (</text:span><text:span text:style-name="T19">list</text:span><text:span text:style-name="T18">):</text:span><text:span text:style-name="T18"><text:tab/></text:span><text:span text:style-name="T18"><text:tab/></text:span><text:span text:style-name="T12">[2, 5.0, "hi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8">Dictionaries (</text:span><text:span text:style-name="T19">dict</text:span><text:span text:style-name="T18">):</text:span><text:span text:style-name="T18"><text:tab/></text:span><text:span text:style-name="T12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 in M2 (also C)</text:p>
          </draw:text-box>
        </draw:frame>
        <draw:frame presentation:style-name="pr9" draw:text-style-name="P8" draw:layer="layout" svg:width="25.199cm" svg:height="14.572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0">TY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DayName</text:span><text:span text:style-name="T21"> = (Sun, Mon, Tue, Wed, Thu, Fri, S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2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1">today : </text:span><text:span text:style-name="T4">DayName</text:span><text:span text:style-name="T21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2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1">today := Mo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e could have used <text:span text:style-name="T14">CARDINAL</text:span>s instead<text:line-break/>(and indeed the underlying implementation does)</text:p>
              </text:list-item>
            </text:list>
            <text:list text:style-name="L4">
              <text:list-item>
                <text:list>
                  <text:list-item>
                    <text:p text:style-name="P6">But the logical semantic of today's type is a <text:span text:style-name="T3">DayName</text:span> type, not a <text:span text:style-name="T14">CARDINAL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7">Can be thought of as Sun=0, Mon=1, Tue=2, ...</text:span></text:p>
              </text:list-item>
            </text:list>
            <text:list text:style-name="L4">
              <text:list-item>
                <text:p text:style-name="P5"><text:span text:style-name="T7">No explicit enumeration scheme in Pyth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rrays</text:p>
          </draw:text-box>
        </draw:frame>
        <draw:frame presentation:style-name="pr5" draw:text-style-name="P5" draw:layer="layout" svg:width="25.199cm" svg:height="14.501cm" svg:x="1.4cm" svg:y="4.507cm" presentation:class="outline" presentation:user-transformed="true">
          <draw:text-box>
            <text:list text:style-name="L4">
              <text:list-item>
                <text:p text:style-name="P5">In M2/C, <text:span text:style-name="T2">arrays</text:span> are <text:span text:style-name="T2">fixed</text:span>-length indexed containers for objects all of the <text:span text:style-name="T2">same</text:span> typ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9">TY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WageArray</text:span><text:span text:style-name="T18"> = </text:span><text:span text:style-name="T17">ARRAY</text:span><text:span text:style-name="T18"> [0 .. 4] </text:span><text:span text:style-name="T17">OF</text:span><text:span text:style-name="T19"> REAL</text:span><text:span text:style-name="T18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9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8">nelliesWages : </text:span><text:span text:style-name="T12">WageArray</text:span><text:span text:style-name="T18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9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8">nelliesWages </text:span><text:span text:style-name="T17">[1]</text:span><text:span text:style-name="T18"> := 25.75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Note that we had to <text:span text:style-name="T2">declare</text:span>:</text:p>
              </text:list-item>
            </text:list>
            <text:list text:style-name="L4">
              <text:list-item>
                <text:list>
                  <text:list-item>
                    <text:p text:style-name="P6">The <text:span text:style-name="T2">length</text:span> of the arr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 <text:span text:style-name="T2">type</text:span> of its contents</text:p>
                  </text:list-item>
                </text:list>
              </text:list-item>
            </text:list>
            <text:list text:style-name="L4">
              <text:list-item>
                <text:p text:style-name="P5">M2 can also use <text:span text:style-name="T2">enumerations</text:span> to index arrays</text:p>
              </text:list-item>
            </text:list>
          </draw:text-box>
        </draw:frame>
        <draw:g>
          <draw:rect draw:style-name="gr6" draw:text-style-name="P17" draw:layer="layout" svg:width="1.905cm" svg:height="1.27cm" svg:x="17.08cm" svg:y="12.34cm">
            <text:p text:style-name="P1"/>
          </draw:rect>
          <draw:rect draw:style-name="gr7" draw:text-style-name="P25" draw:layer="layout" svg:width="1.905cm" svg:height="1.27cm" svg:x="18.981cm" svg:y="12.34cm">
            <text:p text:style-name="P14"><text:span text:style-name="T2">25.75</text:span></text:p>
          </draw:rect>
          <draw:rect draw:style-name="gr6" draw:text-style-name="P17" draw:layer="layout" svg:width="1.905cm" svg:height="1.27cm" svg:x="20.881cm" svg:y="12.34cm">
            <text:p text:style-name="P1"/>
          </draw:rect>
          <draw:rect draw:style-name="gr6" draw:text-style-name="P17" draw:layer="layout" svg:width="1.905cm" svg:height="1.27cm" svg:x="22.781cm" svg:y="12.34cm">
            <text:p text:style-name="P1"/>
          </draw:rect>
          <draw:rect draw:style-name="gr6" draw:text-style-name="P17" draw:layer="layout" svg:width="1.905cm" svg:height="1.27cm" svg:x="24.681cm" svg:y="12.34cm">
            <text:p text:style-name="P1"/>
          </draw:rect>
          <draw:frame draw:style-name="gr8" draw:layer="layout" svg:width="4.443cm" svg:height="0.962cm" svg:x="17.215cm" svg:y="11.423cm">
            <draw:text-box>
              <text:p text:style-name="P1">nelliesWages:</text:p>
            </draw:text-box>
          </draw:frame>
          <draw:frame draw:style-name="gr8" draw:text-style-name="P26" draw:layer="layout" svg:width="0.815cm" svg:height="0.878cm" svg:x="17.681cm" svg:y="13.507cm">
            <draw:text-box>
              <text:p text:style-name="P1"><text:span text:style-name="T23">0</text:span></text:p>
            </draw:text-box>
          </draw:frame>
          <draw:frame draw:style-name="gr8" draw:text-style-name="P26" draw:layer="layout" svg:width="0.815cm" svg:height="0.878cm" svg:x="19.582cm" svg:y="13.507cm">
            <draw:text-box>
              <text:p text:style-name="P1"><text:span text:style-name="T23">1</text:span></text:p>
            </draw:text-box>
          </draw:frame>
          <draw:frame draw:style-name="gr8" draw:text-style-name="P26" draw:layer="layout" svg:width="0.815cm" svg:height="0.878cm" svg:x="21.382cm" svg:y="13.507cm">
            <draw:text-box>
              <text:p text:style-name="P1"><text:span text:style-name="T23">2</text:span></text:p>
            </draw:text-box>
          </draw:frame>
          <draw:frame draw:style-name="gr8" draw:text-style-name="P26" draw:layer="layout" svg:width="0.815cm" svg:height="0.878cm" svg:x="23.382cm" svg:y="13.507cm">
            <draw:text-box>
              <text:p text:style-name="P1"><text:span text:style-name="T23">3</text:span></text:p>
            </draw:text-box>
          </draw:frame>
          <draw:frame draw:style-name="gr8" draw:text-style-name="P26" draw:layer="layout" svg:width="0.815cm" svg:height="0.878cm" svg:x="25.282cm" svg:y="13.507cm">
            <draw:text-box>
              <text:p text:style-name="P1"><text:span text:style-name="T23">4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array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ccessing beyond the end of an array is an<text:line-break/><text:span text:style-name="T2">out-of-bounds</text:span> error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4">If </text:span><text:span text:style-name="T25">nelliesWages</text:span><text:span text:style-name="T24"> has length 5, then </text:span><text:span text:style-name="T25">nelliesWages[17]</text:span><text:span text:style-name="T24"> gives an error</text:span></text:p>
                  </text:list-item>
                </text:list>
              </text:list-item>
            </text:list>
            <text:list text:style-name="L4">
              <text:list-item>
                <text:p text:style-name="P19">Assigning a <text:span text:style-name="T2">whole</text:span> array usually just makes an <text:span text:style-name="T2">alias</text:span> (pointer) to the same arra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joshsWages = nelliesWages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nelliesWages[1] = 30.7; </text:span><text:span text:style-name="T12"><text:tab/></text:span><text:span text:style-name="T12"><text:tab/></text:span><text:span text:style-name="T12">(* also affects joshsWages *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<text:span text:style-name="T2">Comparison</text:span> usually doesn't work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joshsWages &lt; nelliesWages</text:span><text:span text:style-name="T12"><text:tab/></text:span><text:span text:style-name="T12">(* doesn't make sense *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sts in Python</text:p>
          </draw:text-box>
        </draw:frame>
        <draw:frame presentation:style-name="pr5" draw:text-style-name="P5" draw:layer="layout" svg:width="25.199cm" svg:height="14.906cm" svg:x="1.4cm" svg:y="4.507cm" presentation:class="outline" presentation:user-transformed="true">
          <draw:text-box>
            <text:list text:style-name="L4">
              <text:list-item>
                <text:p text:style-name="P5">Python doesn't have a built-in type exactly like arrays, but it does have <text:span text:style-name="T2">lis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nelliesWages = [0.0, 25.75, 0.0, 0.0, 0.0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nelliesWages[1]</text:span><text:span text:style-name="T3"><text:tab/></text:span><text:tab/><text:tab/><text:tab/><text:span text:style-name="T26"># returns 25.7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Under the covers, Python often <text:span text:style-name="T2">implements</text:span> lists using arrays, but lists are more <text:span text:style-name="T2">powerful</text:span>:</text:p>
              </text:list-item>
            </text:list>
            <text:list text:style-name="L4">
              <text:list-item>
                <text:list>
                  <text:list-item>
                    <text:p text:style-name="P10">Can change <text:span text:style-name="T2">length</text:span> dynamical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an store items of different <text:span text:style-name="T2">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an <text:span text:style-name="T2">delete</text:span>/<text:span text:style-name="T2">insert</text:span> items mid-list</text:p>
                  </text:list-item>
                </text:list>
              </text:list-item>
            </text:list>
            <text:list text:style-name="L4">
              <text:list-item>
                <text:p text:style-name="P19">For now, we'll treat Python lists as <text:span text:style-name="T2">arrays</text:span></text:p>
              </text:list-item>
            </text:list>
            <text:list text:style-name="L4">
              <text:list-item>
                <text:list>
                  <text:list-item>
                    <text:p text:style-name="P10">Don't use the advanced functionality ye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list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We know one way to generate a list: <text:span text:style-name="T3">range(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range(10)</text:span><text:span text:style-name="T18"><text:tab/></text:span><text:span text:style-name="T18"><text:tab/></text:span><text:span text:style-name="T27"># returns [0, 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Or assign directl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myApples = ["Fuji", "Gala", "Red Delicious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We can iterate through a lis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for idx in range(len(myApples)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print "I like", myApples[idx], "apples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9">Even easie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for apple in myApples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print "I like", apple, "apples!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 §5.1-5.3)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Call stack, backtrace</text:span></text:p>
              </text:list-item>
            </text:list>
            <text:list text:style-name="L4">
              <text:list-item>
                <text:p text:style-name="P5"><text:span text:style-name="T2">Abstract Data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Type hierarch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Enumerations</text:span></text:p>
              </text:list-item>
            </text:list>
            <text:list text:style-name="L4">
              <text:list-item>
                <text:p text:style-name="P5"><text:span text:style-name="T2">Arrays</text:span></text:p>
              </text:list-item>
            </text:list>
            <text:list text:style-name="L4">
              <text:list-item>
                <text:p text:style-name="P5"><text:span text:style-name="T2">Lis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Lab 03</text:span> due next <text:span text:style-name="T3">MTW</text:span>:</text:p>
              </text:list-item>
            </text:list>
            <text:list text:style-name="L4">
              <text:list-item>
                <text:list>
                  <text:list-item>
                    <text:p text:style-name="P6">M2 ch4 # (<text:span text:style-name="T3">24</text:span> or <text:span text:style-name="T3">27</text:span> or <text:span text:style-name="T3">37</text:span>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Quiz ch4-5</text:span> next <text:span text:style-name="T3">Mon</text:span></text:p>
              </text:list-item>
            </text:list>
            <text:list text:style-name="L4">
              <text:list-item>
                <text:p text:style-name="P5">Read through <text:span text:style-name="T2">M2 ch5</text:span> and <text:span text:style-name="T2">Py ch8</text:span><text:line-break/></text:p>
              </text:list-item>
            </text:list>
            <text:list text:style-name="L4">
              <text:list-item>
                <text:p text:style-name="P5"><text:span text:style-name="T2">Midterm ch1-5</text:span> next week <text:span text:style-name="T3">Fri 6Oct</text:span></text:p>
              </text:list-item>
            </text:list>
            <text:list text:style-name="L4">
              <text:list-item>
                <text:list>
                  <text:list-item>
                    <text:p text:style-name="P6">See<text:span text:style-name="T2"> </text:span><text:span text:style-name="T28"><text:a xlink:href="http://twu.seanho.com/05fall/cmpt14x/exam1.html">sample midterm</text:a></text:span><text:span text:style-name="T29"> </text:span><text:span text:style-name="T30"><text:a xlink:href="http://twu.seanho.com/05fall/cmpt14x/exam1-key.html">(with solutions)</text:a></text:span><text:line-break/>under <text:span text:style-name="T3">Fall 2005 CMPT14x </text:span>homepag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2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2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initial-creator>Sean Ho</meta:initial-creator>
    <meta:creation-date>2006-09-27T16:19:17</meta:creation-date>
    <dc:creator>Sean Ho</dc:creator>
    <dc:date>2006-09-28T13:03:28</dc:date>
    <dc:language>en-US</dc:language>
    <meta:editing-cycles>13</meta:editing-cycles>
    <meta:editing-duration>PT3H15M54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